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4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5" office:value-type="string">
            <text:p>x</text:p>
          </table:table-cell>
          <table:table-cell table:style-name="ce8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4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8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4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4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8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4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4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5" table:formula="of:=ROUND([.K8]*1.2)" office:value-type="float" office:value="30">
            <text:p>30</text:p>
          </table:table-cell>
          <table:table-cell table:style-name="ce5" table:formula="of:=ROUND([.T8]*0.5)" office:value-type="float" office:value="15">
            <text:p>15</text:p>
          </table:table-cell>
          <table:table-cell table:style-name="ce5" table:formula="of:=ROUND([.T8]*1.5)" office:value-type="float" office:value="45">
            <text:p>45</text:p>
          </table:table-cell>
          <table:table-cell table:style-name="ce8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4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4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4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5" table:formula="of:=ROUND([.K9]*1.2)" office:value-type="float" office:value="40">
            <text:p>40</text:p>
          </table:table-cell>
          <table:table-cell table:style-name="ce5" table:formula="of:=ROUND([.T9]*0.5)" office:value-type="float" office:value="20">
            <text:p>20</text:p>
          </table:table-cell>
          <table:table-cell table:style-name="ce5" table:formula="of:=ROUND([.T9]*1.5)" office:value-type="float" office:value="60">
            <text:p>60</text:p>
          </table:table-cell>
          <table:table-cell table:style-name="ce8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4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4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4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5" table:formula="of:=ROUND([.K10]*1.2)" office:value-type="float" office:value="48">
            <text:p>48</text:p>
          </table:table-cell>
          <table:table-cell table:style-name="ce5" table:formula="of:=ROUND([.T10]*0.5)" office:value-type="float" office:value="24">
            <text:p>24</text:p>
          </table:table-cell>
          <table:table-cell table:style-name="ce5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8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4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4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4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5" table:formula="of:=ROUND([.K11]*1.2)" office:value-type="float" office:value="56">
            <text:p>56</text:p>
          </table:table-cell>
          <table:table-cell table:style-name="ce5" table:formula="of:=ROUND([.T11]*0.5)" office:value-type="float" office:value="28">
            <text:p>28</text:p>
          </table:table-cell>
          <table:table-cell table:style-name="ce5" table:formula="of:=ROUND([.T11]*1.5)" office:value-type="float" office:value="84">
            <text:p>84</text:p>
          </table:table-cell>
          <table:table-cell table:formula="of:=ROUND([.K11]*1.5)" office:value-type="float" office:value="71">
            <text:p>71</text:p>
          </table:table-cell>
          <table:table-cell table:formula="of:=ROUND([.W11]*0.5)" office:value-type="float" office:value="36">
            <text:p>36</text:p>
          </table:table-cell>
          <table:table-cell table:formula="of:=ROUND([.W11]*1.5)" office:value-type="float" office:value="107">
            <text:p>107</text:p>
          </table:table-cell>
          <table:table-cell table:style-name="ce8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4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4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5" table:formula="of:=ROUND([.K12]*1.2)" office:value-type="float" office:value="66">
            <text:p>66</text:p>
          </table:table-cell>
          <table:table-cell table:style-name="ce5" table:formula="of:=ROUND([.T12]*0.5)" office:value-type="float" office:value="33">
            <text:p>33</text:p>
          </table:table-cell>
          <table:table-cell table:style-name="ce5" table:formula="of:=ROUND([.T12]*1.5)" office:value-type="float" office:value="99">
            <text:p>99</text:p>
          </table:table-cell>
          <table:table-cell table:formula="of:=ROUND([.K12]*1.5)" office:value-type="float" office:value="83">
            <text:p>83</text:p>
          </table:table-cell>
          <table:table-cell table:formula="of:=ROUND([.W12]*0.5)" office:value-type="float" office:value="42">
            <text:p>42</text:p>
          </table:table-cell>
          <table:table-cell table:formula="of:=ROUND([.W12]*1.5)" office:value-type="float" office:value="125">
            <text:p>125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4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4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4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5" table:formula="of:=ROUND([.K13]*1.2)" office:value-type="float" office:value="77">
            <text:p>77</text:p>
          </table:table-cell>
          <table:table-cell table:style-name="ce5" table:formula="of:=ROUND([.T13]*0.5)" office:value-type="float" office:value="39">
            <text:p>39</text:p>
          </table:table-cell>
          <table:table-cell table:style-name="ce5" table:formula="of:=ROUND([.T13]*1.5)" office:value-type="float" office:value="116">
            <text:p>116</text:p>
          </table:table-cell>
          <table:table-cell table:formula="of:=ROUND([.K13]*1.5)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table:style-name="ce3"/>
          <table:table-cell table:style-name="ce4" table:formula="of:=[.C13]+[.B14]" office:value-type="float" office:value="310">
            <text:p>310</text:p>
          </table:table-cell>
          <table:table-cell table:formula="of:=ROUND([.C14]/27)" office:value-type="float" office:value="11">
            <text:p>11</text:p>
          </table:table-cell>
          <table:table-cell table:formula="of:=ROUND([.C14]/10)" office:value-type="float" office:value="31">
            <text:p>31</text:p>
          </table:table-cell>
          <table:table-cell table:formula="of:=ROUND([.C14]/50)" office:value-type="float" office:value="6">
            <text:p>6</text:p>
          </table:table-cell>
          <table:table-cell table:style-name="ce4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4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5" table:formula="of:=ROUND([.K14]*1.2)" office:value-type="float" office:value="88">
            <text:p>88</text:p>
          </table:table-cell>
          <table:table-cell table:style-name="ce5" table:formula="of:=ROUND([.T14]*0.5)" office:value-type="float" office:value="44">
            <text:p>44</text:p>
          </table:table-cell>
          <table:table-cell table:style-name="ce5" table:formula="of:=ROUND([.T14]*1.5)" office:value-type="float" office:value="132">
            <text:p>132</text:p>
          </table:table-cell>
          <table:table-cell table:formula="of:=ROUND([.K14]*1.5)" office:value-type="float" office:value="110">
            <text:p>110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5">
            <text:p>165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ce1" office:value-type="string">
            <text:p>XP/Monstre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HP</text:p>
          </table:table-cell>
          <table:table-cell office:value-type="string">
            <text:p>ToursNiv1</text:p>
          </table:table-cell>
          <table:table-cell office:value-type="string">
            <text:p>ToursNiv5</text:p>
          </table:table-cell>
          <table:table-cell office:value-type="string">
            <text:p>ToursNiv10</text:p>
          </table:table-cell>
          <table:table-cell table:style-name="ce5" office:value-type="string">
            <text:p>XP</text:p>
          </table:table-cell>
          <table:table-cell table:style-name="ce5"/>
          <table:table-cell table:number-columns-repeated="4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formula="of:=[.C19]/6" office:value-type="float" office:value="6.66666666666667">
            <text:p>6,67</text:p>
          </table:table-cell>
          <table:table-cell table:formula="of:=[.C19]/32" office:value-type="float" office:value="1.25">
            <text:p>1,25</text:p>
          </table:table-cell>
          <table:table-cell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formula="of:=[.C20]/6" office:value-type="float" office:value="5.83333333333333">
            <text:p>5,83</text:p>
          </table:table-cell>
          <table:table-cell table:formula="of:=[.C20]/32" office:value-type="float" office:value="1.09375">
            <text:p>1,09</text:p>
          </table:table-cell>
          <table:table-cell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1]/6" office:value-type="float" office:value="12.5">
            <text:p>12,5</text:p>
          </table:table-cell>
          <table:table-cell table:formula="of:=[.C21]/32" office:value-type="float" office:value="2.34375">
            <text:p>2,34</text:p>
          </table:table-cell>
          <table:table-cell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5"/>
          <table:table-cell office:value-type="string">
            <text:p>Min = *0,5</text:p>
          </table:table-cell>
          <table:table-cell table:number-columns-repeated="1010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2]/6" office:value-type="float" office:value="12.5">
            <text:p>12,5</text:p>
          </table:table-cell>
          <table:table-cell table:formula="of:=[.C22]/32" office:value-type="float" office:value="2.34375">
            <text:p>2,34</text:p>
          </table:table-cell>
          <table:table-cell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Max =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formula="of:=[.C23]/6" office:value-type="float" office:value="8.33333333333333">
            <text:p>8,33</text:p>
          </table:table-cell>
          <table:table-cell table:formula="of:=[.C23]/32" office:value-type="float" office:value="1.5625">
            <text:p>1,56</text:p>
          </table:table-cell>
          <table:table-cell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5"/>
          <table:table-cell table:style-name="ce7" office:value-type="string">
            <text:p>Donc une actions est multipliée par un nombre aléatoire entre 0,5 et 1,5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formula="of:=[.C24]/6" office:value-type="float" office:value="15">
            <text:p>15</text:p>
          </table:table-cell>
          <table:table-cell table:formula="of:=[.C24]/32" office:value-type="float" office:value="2.8125">
            <text:p>2,81</text:p>
          </table:table-cell>
          <table:table-cell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5"/>
          <table:table-cell table:style-name="ce7" office:value-type="string">
            <text:p>Puis les magies, selon le monstre, ont un mutiplicateur + ou -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formula="of:=[.C25]/6" office:value-type="float" office:value="16.6666666666667">
            <text:p>16,67</text:p>
          </table:table-cell>
          <table:table-cell table:formula="of:=[.C25]/32" office:value-type="float" office:value="3.125">
            <text:p>3,13</text:p>
          </table:table-cell>
          <table:table-cell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formula="of:=[.C26]/6" office:value-type="float" office:value="50">
            <text:p>50</text:p>
          </table:table-cell>
          <table:table-cell table:formula="of:=[.C26]/32" office:value-type="float" office:value="9.375">
            <text:p>9,38</text:p>
          </table:table-cell>
          <table:table-cell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  <table:table-cell office:value-type="string">
            <text:p/>
            <text:p>foudre tue eau tue feu tue terre (tue foudre, etc)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1" office:value-type="string">
            <text:p>Monstres</text:p>
          </table:table-cell>
          <table:table-cell/>
          <table:table-cell table:style-name="ce5" office:value-type="string">
            <text:p>HP</text:p>
          </table:table-cell>
          <table:table-cell table:style-name="ce5" office:value-type="string">
            <text:p>XP</text:p>
          </table:table-cell>
          <table:table-cell table:style-name="ce5" office:value-type="string">
            <text:p>Hits</text:p>
          </table:table-cell>
          <table:table-cell table:style-name="ce5" office:value-type="string">
            <text:p>Hit min (*0,5)</text:p>
          </table:table-cell>
          <table:table-cell office:value-type="string">
            <text:p>Hit max (*1,5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beille</text:p>
          </table:table-cell>
          <table:table-cell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table:formula="of:=ROUND([.E30]*0.5)" office:value-type="float" office:value="3">
            <text:p>3</text:p>
          </table:table-cell>
          <table:table-cell table:formula="of:=ROUND([.E30]*1.5)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table:formula="of:=ROUND([.E31]*0.5)" office:value-type="float" office:value="4">
            <text:p>4</text:p>
          </table:table-cell>
          <table:table-cell table:formula="of:=ROUND([.E31]*1.5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table:formula="of:=ROUND([.E32]*0.5)" office:value-type="float" office:value="6">
            <text:p>6</text:p>
          </table:table-cell>
          <table:table-cell table:formula="of:=ROUND([.E32]*1.5)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table:formula="of:=ROUND([.E33]*0.5)" office:value-type="float" office:value="13">
            <text:p>13</text:p>
          </table:table-cell>
          <table:table-cell table:formula="of:=ROUND([.E33]*1.5)"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30">
            <text:p>30</text:p>
          </table:table-cell>
          <table:table-cell table:style-name="Default" table:formula="of:=ROUND([.E34]*0.5)" office:value-type="float" office:value="15">
            <text:p>15</text:p>
          </table:table-cell>
          <table:table-cell table:formula="of:=ROUND([.E34]*1.5)" office:value-type="float" office:value="45">
            <text:p>4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" office:value-type="string">
            <text:p>Objets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Potion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Dragon blood</text:p>
          </table:table-cell>
          <table:table-cell office:value-type="float" office:value="15">
            <text:p>15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office:value-type="string">
            <text:p>Honey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style-name="Default" table:number-columns-repeated="3"/>
          <table:table-cell table:number-columns-repeated="1017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1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11:44:37.61</dc:date>
    <dc:creator>Titel Ephy</dc:creator>
    <meta:editing-duration>PT05H04M17S</meta:editing-duration>
    <meta:editing-cycles>80</meta:editing-cycles>
    <meta:generator>OpenOffice.org/3.2$Win32 OpenOffice.org_project/320m12$Build-9483</meta:generator>
    <meta:document-statistic meta:table-count="3" meta:cell-count="383" meta:object-count="0"/>
  </office:meta>
</office:document-meta>
</file>